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>
      <style:paragraph-properties fo:line-height="137%"/>
    </style:style>
    <style:style style:name="P4" style:family="paragraph" style:parent-style-name="Standard" style:list-style-name="WWNum2">
      <style:paragraph-properties fo:line-height="137%"/>
    </style:style>
    <style:style style:name="P5" style:family="paragraph" style:parent-style-name="Standard" style:list-style-name="WWNum3">
      <style:paragraph-properties fo:margin-left="2.54cm" fo:margin-right="0cm" fo:line-height="137%" fo:text-indent="0cm" style:auto-text-indent="false"/>
    </style:style>
    <style:style style:name="P6" style:family="paragraph" style:parent-style-name="Heading_20_2" style:master-page-name="Standard">
      <style:paragraph-properties style:page-number="auto"/>
    </style:style>
    <style:style style:name="P7" style:family="paragraph" style:parent-style-name="Heading_20_4">
      <style:paragraph-properties fo:line-height="137%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50106800270221917" text:style-name="Outline">
        <text:list-item>
          <text:list>
            <text:list-item>
              <text:h text:style-name="P6" text:outline-level="2">Технические требования:</text:h>
            </text:list-item>
          </text:list>
        </text:list-item>
      </text:list>
      <text:list xml:id="list8378141326202582263" text:style-name="WWNum1">
        <text:list-item>
          <text:p text:style-name="P1">Wordpress, <text:a xlink:type="simple" xlink:href="https://roots.io/sage/" text:style-name="Internet_20_link" text:visited-style-name="Visited_20_Internet_20_Link"><text:span text:style-name="T2">стартовая тема Sage</text:span></text:a>, HTML5 / CSS3 / JS; </text:p>
        </text:list-item>
        <text:list-item>
          <text:p text:style-name="P1">Кроссбраузерность (Chrome, Firefox, IE 11+);</text:p>
        </text:list-item>
        <text:list-item>
          <text:p text:style-name="P1">Минимальный breakpoint 320px;</text:p>
        </text:list-item>
        <text:list-item>
          <text:p text:style-name="P1">Максимальный breakpoint <text:s/>1920px; </text:p>
        </text:list-item>
        <text:list-item>
          <text:p text:style-name="P1">Максимальная ширина основного контейнера 1170px;</text:p>
        </text:list-item>
        <text:list-item>
          <text:p text:style-name="P1">Валидный код в соответствии с <text:a xlink:type="simple" xlink:href="https://validator.w3.org/" text:style-name="Internet_20_link" text:visited-style-name="Visited_20_Internet_20_Link"><text:span text:style-name="T2">W3C</text:span></text:a> и <text:a xlink:type="simple" xlink:href="https://codex.wordpress.org/" text:style-name="Internet_20_link" text:visited-style-name="Visited_20_Internet_20_Link"><text:span text:style-name="T2">WordPress Codex</text:span></text:a>.</text:p>
        </text:list-item>
        <text:list-item>
          <text:p text:style-name="P1">Использовать SCSS, BEM.</text:p>
        </text:list-item>
      </text:list>
      <text:list xml:id="list41326550" text:continue-list="list7550106800270221917" text:style-name="Outline">
        <text:list-item>
          <text:list>
            <text:list-item>
              <text:h text:style-name="Heading_20_2" text:outline-level="2"><text:bookmark text:name="_vsfbmzaoo42x"/>Задание: </text:h>
            </text:list-item>
          </text:list>
        </text:list-item>
      </text:list>
      <text:p text:style-name="Standard"><text:span text:style-name="T3">Н</text:span>еобходимо реализвать респонсив (responsive) верстку HTML5/CSS3/JS в соответствии с <text:a xlink:type="simple" xlink:href="https://drive.google.com/file/d/13I2X1XOo9Jg8kmEDAN5uFzsMQPXDqH5g/view?usp=sharing" text:style-name="Internet_20_link" text:visited-style-name="Visited_20_Internet_20_Link"><text:span text:style-name="T2">макетом</text:span></text:a> и натянуть её на Wordpress, используя стартовую тему Sage. <text:line-break/><text:line-break/>Организ<text:span text:style-name="T3">овать</text:span> CSS стили в читаемом виде (группируйте CSS по функциональности, пишите разъясняющие комментарии, используйте минимальную вложенность и понятное название классов).</text:p>
      <text:list xml:id="list413189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2ggfk5q85exl"/><text:span text:style-name="T3">Обратить</text:span> внимание на следующее:</text:h>
                </text:list-item>
              </text:list>
            </text:list-item>
          </text:list>
        </text:list-item>
      </text:list>
      <text:list xml:id="list5571474857869679745" text:style-name="WWNum2">
        <text:list-item>
          <text:p text:style-name="P2">Везде по макету: e-mail, кнопки звонков, и номера телефонов должны быть ссылками.</text:p>
        </text:list-item>
        <text:list-item>
          <text:p text:style-name="P2"><text:span text:style-name="T1">Header</text:span></text:p>
          <text:list>
            <text:list-item>
              <text:p text:style-name="P2">Ссылки в хэдере и в футере - якоря, которые должны плавно скролить на соответствующие блоки на странице. Ссылки, для которых нет блоков, и все остальные ссылки на странице должны вести на “#”. </text:p>
            </text:list-item>
            <text:list-item>
              <text:p text:style-name="P2">Логотип должен быть ссылкой.</text:p>
            </text:list-item>
            <text:list-item>
              <text:p text:style-name="P4">Весь header должен быть sticky, при прокрутке должен уменьшаться.</text:p>
            </text:list-item>
            <text:list-item>
              <text:p text:style-name="P2">Заголовок, текст и кнопка <text:a xlink:type="simple" xlink:href="https://prnt.sc/njyyyw" text:style-name="Internet_20_link" text:visited-style-name="Visited_20_Internet_20_Link"><text:span text:style-name="T2">https://prnt.sc/njyyyw</text:span></text:a>, должны задаваться с кастомайзера.</text:p>
            </text:list-item>
          </text:list>
        </text:list-item>
        <text:list-item>
          <text:p text:style-name="P2"><text:span text:style-name="T1">Секция “Our promise”</text:span></text:p>
          <text:list>
            <text:list-item>
              <text:p text:style-name="P4">Контент должен редактироваться с админки</text:p>
            </text:list-item>
          </text:list>
        </text:list-item>
        <text:list-item>
          <text:p text:style-name="P2"><text:span text:style-name="T1">Секция “We work with”</text:span></text:p>
          <text:list>
            <text:list-item>
              <text:p text:style-name="P2">Элементы должны редактироваться с админки</text:p>
            </text:list-item>
          </text:list>
        </text:list-item>
        <text:list-item>
          <text:p text:style-name="P2"><text:span text:style-name="T1">Секция “Request a quote”</text:span></text:p>
          <text:list>
            <text:list-item>
              <text:p text:style-name="P4">Заголовок может быть статически задан в темплейте</text:p>
            </text:list-item>
            <text:list-item>
              <text:p text:style-name="P4">Контент должен редактироваться с админки</text:p>
            </text:list-item>
            <text:list-item>
              <text:p text:style-name="P4">Использовать Contact Form 7.</text:p>
            </text:list-item>
            <text:list-item>
              <text:p text:style-name="P4">Контактная форма должна быть рабочей и отсылать письма на почту <text:span text:style-name="T1">wp.test.mail.for.me@gmail.com</text:span></text:p>
            </text:list-item>
          </text:list>
        </text:list-item>
      </text:list>
      <text:list xml:id="list41323250" text:continue-list="list41318910" text:style-name="Outline">
        <text:list-item>
          <text:list>
            <text:list-item>
              <text:list>
                <text:list-item>
                  <text:h text:style-name="Heading_20_3" text:outline-level="3"><text:bookmark text:name="_17r5nuj0vzzs"/><text:soft-page-break/>Оптимизация страницы:</text:h>
                </text:list-item>
              </text:list>
            </text:list-item>
          </text:list>
        </text:list-item>
      </text:list>
      <text:p text:style-name="Standard">Проверьте вашу работу используя Google Page Speed и убедитесь что ваша работа в зеленой зоне.</text:p>
      <text:p text:style-name="Standard"/>
      <text:list xml:id="list413194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bookmark text:name="_vk6nq5lxw7gc"/><text:span text:style-name="T1">Замечания:</text:span> </text:h>
                    </text:list-item>
                  </text:list>
                </text:list-item>
              </text:list>
            </text:list-item>
          </text:list>
        </text:list-item>
      </text:list>
      <text:p text:style-name="P3">Использовать плагины только по необходимости.</text:p>
      <text:list xml:id="list4129549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bookmark text:name="_sbwiuxqgwp0h"/>Рекомендации по плагинам:</text:h>
                    </text:list-item>
                  </text:list>
                </text:list-item>
              </text:list>
            </text:list-item>
          </text:list>
        </text:list-item>
      </text:list>
      <text:list xml:id="list5266406179659675985" text:style-name="WWNum3">
        <text:list-item>
          <text:p text:style-name="P5">Custom Field Suite<text:bookmark text:name="_GoBack"/></text:p>
        </text:list-item>
        <text:list-item>
          <text:p text:style-name="P5">Contact Form 7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orphans="2" fo:widows="2" style:writing-mode="lr-tb"/>
      <style:text-properties style:use-window-font-color="true" style:font-name="Arial1" fo:language="ru" fo:country="RU" style:font-name-asian="Arial2" style:language-asian="ru" style:country-asian="RU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1" fo:font-size="16pt" fo:language="ru" fo:country="RU" style:font-name-asian="Arial2" style:font-size-asian="16pt" style:language-asian="ru" style:country-asian="RU" style:font-name-complex="Arial2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434343" style:font-name="Arial1" fo:font-size="14pt" fo:language="ru" fo:country="RU" style:font-name-asian="Arial2" style:font-size-asian="14pt" style:language-asian="ru" style:country-asian="RU" style:font-name-complex="Arial2" style:font-size-complex="14pt"/>
    </style:style>
    <style:style style:name="Заголовок_20_4_20_Знак" style:display-name="Заголовок 4 Знак" style:family="text" style:parent-style-name="Default_20_Paragraph_20_Font">
      <style:text-properties fo:color="#666666" style:font-name="Arial1" fo:font-size="12pt" fo:language="ru" fo:country="RU" style:font-name-asian="Arial2" style:font-size-asian="12pt" style:language-asian="ru" style:country-asian="RU" style:font-name-complex="Arial2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normal" style:font-name-asian="Arial2" style:font-weight-asian="normal" style:font-name-complex="Arial2"/>
    </style:style>
    <style:style style:name="ListLabel_20_3" style:display-name="ListLabel 3" style:family="text">
      <style:text-properties style:text-underline-style="non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.75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n</meta:initial-creator>
    <dc:creator>Roman</dc:creator>
    <meta:editing-cycles>2</meta:editing-cycles>
    <meta:print-date>2019-10-16T13:10:00</meta:print-date>
    <meta:creation-date>2019-10-16T13:14:00</meta:creation-date>
    <dc:date>2019-10-16T13:14:00</dc:date>
    <meta:editing-duration>P0D</meta:editing-duration>
    <meta:generator>OpenOffice/4.1.5$Win32 OpenOffice.org_project/415m1$Build-9789</meta:generator>
    <meta:document-statistic meta:table-count="0" meta:image-count="0" meta:object-count="0" meta:page-count="2" meta:paragraph-count="33" meta:word-count="254" meta:character-count="17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